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.5cm" svg:x="8.5cm" svg:y="14cm">
          <text:p text:style-name="P1">Activity</text:p>
          <text:p text:style-name="P1">(abstrac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8.8cm" svg:y="10.5cm">
          <text:p text:style-name="P1">Comman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1.5cm" svg:y="17.5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5cm" svg:x="5cm" svg:y="17.5cm">
          <text:p text:style-name="P1">SubProce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14cm" svg:y="17.5cm">
          <text:p text:style-name="P1">SendTas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5cm" svg:x="9.5cm" svg:y="17.5cm">
          <text:p text:style-name="P1">ReceiveTas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15.5cm" svg:y="14cm">
          <text:p text:style-name="P1">Serializ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cm" svg:y1="12cm" svg:x2="6cm" svg:y2="14cm">
          <text:p/>
        </draw:line>
        <draw:line draw:style-name="gr2" draw:text-style-name="P1" draw:layer="layout" svg:x1="11.5cm" svg:y1="15.5cm" svg:x2="3cm" svg:y2="17.5cm">
          <text:p/>
        </draw:line>
        <draw:line draw:style-name="gr2" draw:text-style-name="P1" draw:layer="layout" svg:x1="11.5cm" svg:y1="15.5cm" svg:x2="7cm" svg:y2="17.5cm">
          <text:p/>
        </draw:line>
        <draw:line draw:style-name="gr2" draw:text-style-name="P1" draw:layer="layout" svg:x1="11.5cm" svg:y1="15.5cm" svg:x2="11.5cm" svg:y2="17.5cm">
          <text:p/>
        </draw:line>
        <draw:line draw:style-name="gr2" draw:text-style-name="P1" draw:layer="layout" svg:x1="11.5cm" svg:y1="15.5cm" svg:x2="16cm" svg:y2="17.5cm">
          <text:p/>
        </draw:line>
        <draw:line draw:style-name="gr2" draw:text-style-name="P1" draw:layer="layout" svg:x1="11cm" svg:y1="12cm" svg:x2="17cm" svg:y2="14cm">
          <text:p/>
        </draw:line>
        <draw:custom-shape draw:style-name="gr1" draw:text-style-name="P1" draw:layer="layout" svg:width="6.5cm" svg:height="1.5cm" svg:x="1cm" svg:y="14cm">
          <text:p text:style-name="P1">BusinessProces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ntos </meta:initial-creator>
    <meta:creation-date>2015-05-04T11:14:28</meta:creation-date>
    <dc:date>2015-05-04T11:26:21</dc:date>
    <dc:creator>mantos </dc:creator>
    <meta:editing-duration>PT00H07M30S</meta:editing-duration>
    <meta:editing-cycles>2</meta:editing-cycles>
    <meta:generator>OpenOffice.org/3.2$Linux OpenOffice.org_project/320m19$Build-9505</meta:generator>
    <meta:document-statistic meta:object-count="14"/>
  </office:meta>
</office:document-meta>
</file>